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2pt" style:font-size-asian="22pt" style:font-size-complex="22pt"/>
    </style:style>
    <style:style style:name="TableColumn3" style:family="table-column">
      <style:table-column-properties style:column-width="1.8472in"/>
    </style:style>
    <style:style style:name="TableColumn4" style:family="table-column">
      <style:table-column-properties style:column-width="2.1298in"/>
    </style:style>
    <style:style style:name="TableColumn5" style:family="table-column">
      <style:table-column-properties style:column-width="2.315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2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3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P47" style:parent-style-name="Normal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Strategitabell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07+M08 (M09+M15)</text:p>
          </table:table-cell>
          <table:table-cell table:style-name="TableCell9">
            <text:p text:style-name="P10">M03+M04.</text:p>
          </table:table-cell>
          <table:table-cell table:style-name="TableCell11">
            <text:p text:style-name="P12">M10+M14+<text:s/>M13</text:p>
          </table:table-cell>
        </table:table-row>
        <table:table-row table:style-name="TableRow13">
          <table:table-cell table:style-name="TableCell14">
            <text:p text:style-name="P15">Vi får 4 energienheter av disse oppdragene til sammen.<text:s/></text:p>
          </table:table-cell>
          <table:table-cell table:style-name="TableCell16">
            <text:p text:style-name="P17">Først får vi 3 energienheter, og så bruker vi de 3 som vi får fra M04 og setter de i M03<text:s/></text:p>
          </table:table-cell>
          <table:table-cell table:style-name="TableCell18">
            <text:p text:style-name="P19">Vi får 3 energienheter fra M10. Vi kan dele opp sånn at noen energienheter <text:s/>drar til M14 og noen til M13. <text:s text:c="11"/></text:p>
          </table:table-cell>
        </table:table-row>
        <table:table-row table:style-name="TableRow20">
          <table:table-cell table:style-name="TableCell21">
            <text:p text:style-name="P22">Maks poeng:</text:p>
            <text:p text:style-name="P23">20+20+5+5+5+20+15= 90</text:p>
          </table:table-cell>
          <table:table-cell table:style-name="TableCell24">
            <text:p text:style-name="P25">Maks poeng:</text:p>
            <text:p text:style-name="P26">10+10+10+5+5+5+5+5=55</text:p>
          </table:table-cell>
          <table:table-cell table:style-name="TableCell27">
            <text:p text:style-name="P28">Maks poeng:<text:s/></text:p>
            <text:p text:style-name="P29">5+5+5+10+5+5+5+5+5+5=55</text:p>
          </table:table-cell>
        </table:table-row>
        <table:table-row table:style-name="TableRow30">
          <table:table-cell table:style-name="TableCell31">
            <text:p text:style-name="P32">Minimum poeng:</text:p>
            <text:p text:style-name="P33">10+10=20</text:p>
          </table:table-cell>
          <table:table-cell table:style-name="TableCell34">
            <text:p text:style-name="P35">Minimum poeng:</text:p>
            <text:p text:style-name="P36">10+5=15</text:p>
          </table:table-cell>
          <table:table-cell table:style-name="TableCell37">
            <text:p text:style-name="P38">Minimum poeng:</text:p>
            <text:p text:style-name="P39">5+5+5+5+5=25.<text:s/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ma Jensine</meta:initial-creator>
    <dc:creator>Alma Jensine</dc:creator>
    <meta:creation-date>2022-11-08T18:21:00Z</meta:creation-date>
    <dc:date>2022-11-08T18:49:00Z</dc:date>
    <meta:template xlink:href="Normal" xlink:type="simple"/>
    <meta:editing-cycles>2</meta:editing-cycles>
    <meta:editing-duration>PT1680S</meta:editing-duration>
    <meta:document-statistic meta:page-count="1" meta:paragraph-count="1" meta:word-count="80" meta:character-count="509" meta:row-count="3" meta:non-whitespace-character-count="430"/>
  </office:meta>
</office:document-meta>
</file>